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6.496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000000" loext:fill-use-slide-background="false" draw:textarea-horizontal-align="justify" draw:textarea-vertical-align="middle" draw:auto-grow-height="false" fo:min-height="0.646cm" fo:min-width="0.022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solid" draw:fill-color="#000000" loext:fill-use-slide-background="false" draw:textarea-horizontal-align="justify" draw:textarea-vertical-align="middle" draw:auto-grow-height="false" fo:min-height="0.132cm" fo:min-width="0.02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solid" draw:fill-color="#000000" loext:fill-use-slide-background="false" draw:textarea-vertical-align="middle" draw:auto-grow-height="false" fo:min-height="1.146cm" fo:min-width="0.646cm" fo:padding-top="0.177cm" fo:padding-bottom="0.177cm" fo:padding-left="0.302cm" fo:padding-right="0.302cm" fo:wrap-option="wrap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000000" loext:fill-use-slide-background="false" draw:textarea-vertical-align="middle" draw:auto-grow-height="false" fo:min-height="1.146cm" fo:min-width="1.896cm" fo:padding-top="0.177cm" fo:padding-bottom="0.177cm" fo:padding-left="0.302cm" fo:padding-right="0.302cm" fo:wrap-option="wrap"/>
    </style:style>
    <style:style style:name="gr6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7.5cm" svg:height="0.2cm" draw:transform="rotate (-0.785398163397449) translate (10.815cm 4.173cm)">
          <text:p/>
          <draw:enhanced-geometry svg:viewBox="0 0 21600 21600" draw:mirror-horizontal="false" draw:mirror-vertical="false" draw:text-areas="?f7 ?f0 21600 ?f2" draw:type="left-arrow" draw:modifiers="1454.20610585255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5cm" svg:height="3cm" draw:transform="rotate (-0.785398163397449) translate (12.618cm 3.99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2" draw:layer="layout" svg:width="1.25cm" svg:height="1.5cm" draw:transform="rotate (-0.785398163397449) translate (14.424cm 7.91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2" draw:layer="layout" svg:width="1.25cm" svg:height="1.5cm" draw:transform="rotate (0.785398163397448) translate (14.418cm 7.74cm)">
            <text:p/>
  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" draw:text-style-name="P2" draw:layer="layout" svg:width="1.25cm" svg:height="1.5cm" draw:transform="rotate (-0.785398163397449) translate (14.528cm 5.911cm)">
            <text:p/>
            <draw:enhanced-geometry draw:mirror-horizontal="false" draw:mirror-vertical="false" draw:glue-point-type="segments" draw:type="mso-spt100" draw:modifiers="-90 90.100483550984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" draw:text-style-name="P2" draw:layer="layout" svg:width="1.25cm" svg:height="1.5cm" draw:transform="rotate (0.785398163397448) translate (12.41cm 7.851cm)">
            <text:p/>
            <draw:enhanced-geometry draw:mirror-horizontal="true" draw:mirror-vertical="false" draw:glue-point-type="segments" draw:type="mso-spt100" draw:modifiers="-90 90.1004835509846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5" draw:text-style-name="P2" draw:layer="layout" svg:width="2.5cm" svg:height="1.5cm" draw:transform="rotate (0.785398163397448) translate (11.626cm 5.837cm)">
          <text:p/>
          <draw:enhanced-geometry draw:mirror-horizontal="true" draw:mirror-vertical="false" draw:glue-point-type="segments" draw:type="mso-spt100" draw:modifiers="-90 90.10048355098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2" draw:layer="layout" svg:width="2.5cm" svg:height="1.5cm" draw:transform="rotate (0.785398163397448) translate (10.562cm 6.898cm)">
          <text:p/>
          <draw:enhanced-geometry draw:mirror-horizontal="true" draw:mirror-vertical="false" draw:glue-point-type="segments" draw:type="mso-spt100" draw:modifiers="-90 90.10048355098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1T13:03:20.333000000</meta:creation-date>
    <dc:date>2023-05-11T13:47:10.649000000</dc:date>
    <meta:editing-duration>PT36M23S</meta:editing-duration>
    <meta:editing-cycles>4</meta:editing-cycles>
    <meta:generator>LibreOffice/7.4.3.2$Windows_X86_64 LibreOffice_project/1048a8393ae2eeec98dff31b5c133c5f1d08b890</meta:generator>
    <meta:document-statistic meta:object-count="33"/>
  </office:meta>
</office:document-meta>
</file>